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233d"/>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text-properties officeooo:paragraph-rsid="0007233d"/>
    </style:style>
    <style:style style:name="T1" style:family="text">
      <style:text-properties officeooo:rsid="0007233d"/>
    </style:style>
    <text:list-style style:name="L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rite this for me me </text:span>Artemis Financial is looking to encrypt their archive files. They need advice from you because you are the developer and security expert. They want advice about employing best practices for encrypting their long-term archive files. <text:span text:style-name="T1">You will rccomned AES</text:span></text:p>
      <text:p text:style-name="P1"/>
      <text:p text:style-name="P4">Consider security protection best practices to defend against various types of security attacks. </text:p>
      <text:list xml:id="list2722256973" text:style-name="L1">
        <text:list-item>
          <text:p text:style-name="P3">Consider and identify all the risks in your recommendation. </text:p>
        </text:list-item>
        <text:list-item>
          <text:p text:style-name="P3">Consider the most current government regulations and how they will be met. </text:p>
        </text:list-item>
        <text:list-item>
          <text:p text:style-name="P3">How will this algorithm cipher be used? </text:p>
        </text:list-item>
        <text:list-item>
          <text:p text:style-name="P3">What is the best cipher, and why? </text:p>
        </text:list-item>
        <text:list-item>
          <text:p text:style-name="P2">What are the reasons why you might not choose the most secure cipher? </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6:23:59.940464312</meta:creation-date>
    <dc:date>2023-09-23T16:59:49.786533234</dc:date>
    <meta:editing-duration>PT16M17S</meta:editing-duration>
    <meta:editing-cycles>1</meta:editing-cycles>
    <meta:document-statistic meta:table-count="0" meta:image-count="0" meta:object-count="0" meta:page-count="1" meta:paragraph-count="7" meta:word-count="110" meta:character-count="660" meta:non-whitespace-character-count="556"/>
    <meta:generator>LibreOffice/7.3.7.2$Linux_X86_64 LibreOffice_project/30$Build-2</meta:generator>
  </office:meta>
</office:document-meta>
</file>